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ffffff" fo:border="0.002cm solid #000000"/>
    </style:style>
    <style:style style:name="ce11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06.06.2016</text:p>
            <text:p>Schule</text:p>
          </table:table-cell>
          <table:table-cell table:style-name="ce3" office:value-type="string" table:number-columns-spanned="7" table:number-rows-spanned="1">
            <text:p>Idee + grobe Aufteilung + Entwurf</text:p>
          </table:table-cell>
          <table:covered-table-cell table:number-columns-repeated="5" table:style-name="ce7"/>
          <table:covered-table-cell table:style-name="ce15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Schule</text:p>
          </table:table-cell>
          <table:table-cell table:style-name="ce3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8"/>
          <table:covered-table-cell table:style-name="ce16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15:00-19:00</text:p>
          </table:table-cell>
          <table:table-cell table:style-name="ce4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9" table:number-columns-repeated="4"/>
          <table:table-cell table:style-name="ce17"/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Schule</text:p>
          </table:table-cell>
          <table:table-cell table:style-name="ce5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5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0" office:value-type="string">
            <text:p>Bilder</text:p>
          </table:table-cell>
          <table:table-cell table:style-name="ce10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3"/>
          <table:table-cell table:number-columns-repeated="2" table:style-name="ce10" office:value-type="string">
            <text:p>Erfinden von Towertypes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15:00-19:00</text:p>
          </table:table-cell>
          <table:table-cell table:style-name="ce6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5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1"/>
          <table:table-cell table:style-name="ce12"/>
          <table:table-cell table:style-name="ce14"/>
          <table:table-cell table:style-name="ce12"/>
          <table:table-cell table:style-name="ce18"/>
          <table:table-cell table:number-columns-repeated="1016"/>
        </table:table-row>
        <table:table-row table:style-name="ro3">
          <table:table-cell table:style-name="ce2" office:value-type="string">
            <text:p>13.06.2016</text:p>
            <text:p>Schule</text:p>
          </table:table-cell>
          <table:table-cell table:style-name="ce5"/>
          <table:table-cell table:style-name="ce5" office:value-type="string">
            <text:p>Utility:</text:p>
            <text:p/>
            <text:p>GameView:</text:p>
          </table:table-cell>
          <table:table-cell table:style-name="ce5" office:value-type="string">
            <text:p>Anpassungen an Controller</text:p>
            <text:p>World</text:p>
            <text:p>Bilder</text:p>
          </table:table-cell>
          <table:table-cell table:style-name="ce5" office:value-type="string">
            <text:p>Krasses GegnerKi-Zeug</text:p>
          </table:table-cell>
          <table:table-cell table:style-name="ce5" office:value-type="string">
            <text:p>Anpassungen an Controller</text:p>
            <text:p>World</text:p>
            <text:p>Bilder</text:p>
          </table:table-cell>
          <table:table-cell table:style-name="ce5" office:value-type="string">
            <text:p>Projectiles</text:p>
          </table:table-cell>
          <table:table-cell table:style-name="ce5" office:value-type="string">
            <text:p>TowerHandler</text:p>
          </table:table-cell>
          <table:table-cell table:number-columns-repeated="1016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13.06.2016</text:date>, <text:time>08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37S</meta:editing-duration>
    <meta:editing-cycles>4</meta:editing-cycles>
    <meta:generator>OpenOffice.org/3.4$Win32 OpenOffice.org_project/340m1$Build-9590</meta:generator>
    <dc:date>2016-06-13T08:57:51.28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